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2480000214EEC083ADA.svm"/>
  <manifest:file-entry manifest:media-type="" manifest:full-path="Pictures/2000000700003D3C00002E32C962E67B.svm"/>
  <manifest:file-entry manifest:media-type="" manifest:full-path="Pictures/2000000700003C1000002C577D32179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Symbol,Italic" svg:font-family="'Symbol,Italic'"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9.091cm" fo:margin-left="8.186cm" fo:margin-right="-0.279cm" table:align="margins"/>
    </style:style>
    <style:style style:name="Table1.A" style:family="table-column">
      <style:table-column-properties style:column-width="1.085cm" style:rel-column-width="615*"/>
    </style:style>
    <style:style style:name="Table1.B" style:family="table-column">
      <style:table-column-properties style:column-width="8.006cm" style:rel-column-width="453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82cm" style:rel-column-width="840*"/>
    </style:style>
    <style:style style:name="Table2.B" style:family="table-column">
      <style:table-column-properties style:column-width="7.223cm" style:rel-column-width="4095*"/>
    </style:style>
    <style:style style:name="Table2.C" style:family="table-column">
      <style:table-column-properties style:column-width="8.294cm" style:rel-column-width="470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3.044cm" fo:margin-left="2.233cm" fo:margin-right="1.722cm" table:align="margins"/>
    </style:style>
    <style:style style:name="Table3.A" style:family="table-column">
      <style:table-column-properties style:column-width="0.847cm" style:rel-column-width="480*"/>
    </style:style>
    <style:style style:name="Table3.B" style:family="table-column">
      <style:table-column-properties style:column-width="12.197cm" style:rel-column-width="691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text-properties style:font-name="Times New Roman1" fo:font-size="12pt" style:font-name-asian="Times New Roman1" style:font-size-asian="12pt" style:font-name-complex="Times New Roman1" style:font-size-complex="12pt"/>
    </style:style>
    <style:style style:name="P3" style:family="paragraph" style:parent-style-name="Standard" style:list-style-name="">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 style:family="paragraph" style:parent-style-name="Standard" style:list-style-name="">
      <style:paragraph-properties fo:text-align="start" style:justify-single-word="false" style:text-autospace="none"/>
    </style:style>
    <style:style style:name="P5" style:family="paragraph" style:parent-style-name="Standard" style:list-style-name="L2">
      <style:paragraph-properties fo:text-align="start" style:justify-single-word="false" style:text-autospace="none"/>
    </style:style>
    <style:style style:name="P6" style:family="paragraph" style:parent-style-name="Table_20_Contents" style:list-style-name="">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7" style:family="paragraph" style:parent-style-name="Table_20_Contents" style:list-style-name="">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style:font-name="Symbol,Italic" fo:font-size="12pt" fo:font-style="italic" style:font-name-asian="Symbol,Italic" style:font-size-asian="12pt" style:font-style-asian="italic" style:font-name-complex="Symbol,Italic" style:font-size-complex="12pt" style:font-style-complex="italic"/>
    </style:style>
    <style:style style:name="T4" style:family="text">
      <style:text-properties style:font-name="Symbol,Italic" fo:font-style="italic" style:font-name-asian="Symbol,Italic" style:font-style-asian="italic" style:font-name-complex="Symbol,Italic" style:font-style-complex="italic"/>
    </style:style>
    <style:style style:name="T5" style:family="text">
      <style:text-properties fo:font-style="italic" style:font-style-asian="italic" style:font-style-complex="italic"/>
    </style:style>
    <style:style style:name="T6" style:family="text">
      <style:text-properties style:font-name="Times New Roman1" fo:font-size="12pt" style:font-name-asian="Times New Roman1" style:font-size-asian="12pt" style:font-name-complex="Times New Roman1"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reliable Gyroscope based Gait Phase Detection Sensor Embedded in Shoe Insole.</text:p>
      <text:p text:style-name="Standard">Pappas et al</text:p>
      <text:p text:style-name="Standard"/>
      <text:p text:style-name="Standard">Introduzione:</text:p>
      <text:p text:style-name="Standard">FES può essere usato per assistere persone con problemi di deambulazione. Il sistema di elettro stimolazione consiste in degli elettrodi che trasmettono una stimolazione elettrica ad un gruppo muscolare preciso, per poter produrre contrazioni in modo artificiale, assistendo il paziente nel movimento. </text:p>
      <text:p text:style-name="Standard">Il FES, anche se efficace in laboratorio, non viene commercializzato ed usato su larga scala, perché ancora non affidabile e scomodo da usare. </text:p>
      <text:p text:style-name="Standard"/>
      <text:p text:style-name="Standard">Affidabilità e robustezza:</text:p>
      <text:list xml:id="list41550038" text:style-name="L1">
        <text:list-item>
          <text:p text:style-name="P1">Il tempismo con cui le scariche elettriche vengono rilasciate sui muscoli deve essere migliorato.</text:p>
        </text:list-item>
        <text:list-item>
          <text:p text:style-name="P1">Disturbi sui meccanismi di riconoscimento delle fasi di deambulazione devono essere ignorati. </text:p>
          <text:p text:style-name="P1">In una camminata non sperimentale, il ciclo di deambulazione viene interrotto da diverse attività non deambulatorie: fermersi, stisciare i piedi, spostamento del peso corporeo da una gamba all'altra, alzarsi e sedersi</text:p>
        </text:list-item>
      </text:list>
      <text:p text:style-name="Standard"/>
      <text:p text:style-name="Standard">Sensori usati</text:p>
      <text:p text:style-name="Standard">Hardware:</text:p>
      <text:p text:style-name="Standard">un giroscopio in minuatura posizionato sul tallone in combinazinoe con tre sensori di forza incorporati nella suola di una scarpa. </text:p>
      <text:p text:style-name="Standard"/>
      <text:p text:style-name="Standard">Dati campionato a 100Hz</text:p>
      <text:p text:style-name="Standard"/>
      <text:p text:style-name="Standard">Software:</text:p>
      <text:p text:style-name="Standard">Algoritmo di riconoscimento delle fasi del cammino:</text:p>
      <text:p text:style-name="Standard">Macchine a Stati Finiti basato su conoscenza pregressa (Knowledge based). </text:p>
      <text:p text:style-name="Standard">Stati: Stance, HO, Sw, HS. </text:p>
      <text:p text:style-name="Standard">Transizioni tra stati basata su conoscienza acquisita da addestramento in differita </text:p>
      <text:p text:style-name="Standard"><text:span text:style-name="T3">j <text:s/></text:span>è l'angolo tra il tallone e terra</text:p>
      <text:p text:style-name="Standard"><draw:frame draw:style-name="fr1" draw:name="graphics1" text:anchor-type="paragraph" svg:x="-0.981cm" svg:y="0.148cm" svg:width="8.754cm" svg:height="5.932cm" draw:z-index="0"><draw:image xlink:href="Pictures/2000000700003C1000002C577D32179C.svm"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Condition</text:p>
          </table:table-cell>
        </table:table-row>
        <table:table-row>
          <table:table-cell table:style-name="Table1.A2" office:value-type="string">
            <text:p text:style-name="Table_20_Contents">T1</text:p>
          </table:table-cell>
          <table:table-cell table:style-name="Table1.B2" office:value-type="string">
            <text:p text:style-name="P6"><text:span text:style-name="T1">(</text:span><text:span text:style-name="T3">j ³ 3°</text:span><text:span text:style-name="T1">) AND (</text:span><text:span text:style-name="T2">heel = not pressed</text:span><text:span text:style-name="T1">)</text:span></text:p>
          </table:table-cell>
        </table:table-row>
        <table:table-row>
          <table:table-cell table:style-name="Table1.A2" office:value-type="string">
            <text:p text:style-name="Table_20_Contents">T2</text:p>
          </table:table-cell>
          <table:table-cell table:style-name="Table1.B2" office:value-type="string">
            <text:p text:style-name="P7">(<text:span text:style-name="T4">j</text:span><text:span text:style-name="T5">’ &lt; 0</text:span>) AND (<text:span text:style-name="T5">heel = metat1 = metat4 = not pressed</text:span>)</text:p>
          </table:table-cell>
        </table:table-row>
        <table:table-row>
          <table:table-cell table:style-name="Table1.A2" office:value-type="string">
            <text:p text:style-name="Table_20_Contents">T3</text:p>
          </table:table-cell>
          <table:table-cell table:style-name="Table1.B2" office:value-type="string">
            <text:p text:style-name="Table_20_Contents"/>
          </table:table-cell>
        </table:table-row>
        <table:table-row>
          <table:table-cell table:style-name="Table1.A2" office:value-type="string">
            <text:p text:style-name="Table_20_Contents">T4</text:p>
          </table:table-cell>
          <table:table-cell table:style-name="Table1.B2" office:value-type="string">
            <text:p text:style-name="Table_20_Contents"/>
          </table:table-cell>
        </table:table-row>
        <table:table-row>
          <table:table-cell table:style-name="Table1.A2" office:value-type="string">
            <text:p text:style-name="Table_20_Contents">T5</text:p>
          </table:table-cell>
          <table:table-cell table:style-name="Table1.B2" office:value-type="string">
            <text:p text:style-name="Table_20_Contents"/>
          </table:table-cell>
        </table:table-row>
        <table:table-row>
          <table:table-cell table:style-name="Table1.A2" office:value-type="string">
            <text:p text:style-name="Table_20_Contents">T6</text:p>
          </table:table-cell>
          <table:table-cell table:style-name="Table1.B2" office:value-type="string">
            <text:p text:style-name="Table_20_Contents"/>
          </table:table-cell>
        </table:table-row>
        <table:table-row>
          <table:table-cell table:style-name="Table1.A2" office:value-type="string">
            <text:p text:style-name="Table_20_Contents">T7</text:p>
          </table:table-cell>
          <table:table-cell table:style-name="Table1.B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text:soft-page-break/>Validazione della performance del sistema di riconoscimento degli eventi</text:p>
      <text:p text:style-name="Standard">I risultati del sistema sono stati confrontati con quelli prodotti con un sistema ottico commerciale di analisi del movimento noto come Vicon 370 <text:span text:style-name="T6">(Oxford Metrics Ltd., UK).</text:span></text:p>
      <text:p text:style-name="P4"><text:span text:style-name="T6">Con Vicon sono stati tracciate e misurate le traiettorie di marcatori retro riflettenti posizionati sul corpo dei soggetti. </text:span></text:p>
      <text:p text:style-name="P4"><text:span text:style-name="T6">Sono state usate 3 telecamere Vicon con una frequenza di campionamento di 50 Hz per tracciare la posizione dei marcatori con un'accuratezza di ±1 mm. </text:span></text:p>
      <text:p text:style-name="P4"><text:span text:style-name="T6">Le traiettorie dei marcatori sono stati usati per estrarre un segnale di riferimento per le fasi della dembulazione, che successivamente sono state usate per validare l'accuratezza del segnale in uscita dal sistema di riconosciemento degli eventi.</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Regole per la generazione del segnale di riferimento con sistema Vicon.</text:span></text:p>
      <text:p text:style-name="P4"><text:span text:style-name="T6"/></text:p>
      <text:p text:style-name="P4"><draw:frame draw:style-name="fr1" draw:name="graphics2" text:anchor-type="paragraph" svg:x="0.406cm" svg:y="0.265cm" svg:width="7.235cm" svg:height="6.175cm" draw:z-index="1"><draw:image xlink:href="Pictures/20000007000022480000214EEC083ADA.svm" xlink:type="simple" xlink:show="embed" xlink:actuate="onLoad"/></draw:frame><text:span text:style-name="T6"/></text:p>
      <text:p text:style-name="P4"><text:span text:style-name="T6">Sono stati posizionati 3 marcatori: </text:span></text:p>
      <text:list xml:id="list43176292" text:style-name="L2">
        <text:list-item>
          <text:p text:style-name="P5"><text:span text:style-name="T6">lato posteriore del tallone HM (Heel marker), </text:span></text:p>
        </text:list-item>
        <text:list-item>
          <text:p text:style-name="P5"><text:span text:style-name="T6">sulla punta del piede TM (Toe marker)</text:span></text:p>
        </text:list-item>
        <text:list-item>
          <text:p text:style-name="P5"><text:span text:style-name="T6">sul lato esterno del ginocchio KM (Knee marker)). </text:span></text:p>
          <text:p text:style-name="P5"><text:span text:style-name="T6"/></text:p>
        </text:list-item>
      </text:list>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able:table table:name="Table2" table:style-name="Table2">
        <table:table-column table:style-name="Table2.A"/>
        <table:table-column table:style-name="Table2.B"/>
        <table:table-column table:style-name="Table2.C"/>
        <table:table-row>
          <table:table-cell table:style-name="Table2.A1" office:value-type="string">
            <text:p text:style-name="P8"/>
          </table:table-cell>
          <table:table-cell table:style-name="Table2.A1" office:value-type="string">
            <text:p text:style-name="P8">max</text:p>
          </table:table-cell>
          <table:table-cell table:style-name="Table2.C1" office:value-type="string">
            <text:p text:style-name="P8">min</text:p>
          </table:table-cell>
        </table:table-row>
        <table:table-row>
          <table:table-cell table:style-name="Table2.A2" office:value-type="string">
            <text:p text:style-name="P8">HM</text:p>
          </table:table-cell>
          <table:table-cell table:style-name="Table2.A2" office:value-type="string">
            <text:p text:style-name="P8">Inizio fase Sw</text:p>
          </table:table-cell>
          <table:table-cell table:style-name="Table2.C2" office:value-type="string">
            <text:p text:style-name="P8">Evento HS</text:p>
          </table:table-cell>
        </table:table-row>
        <table:table-row>
          <table:table-cell table:style-name="Table2.A2" office:value-type="string">
            <text:p text:style-name="P8">TM</text:p>
          </table:table-cell>
          <table:table-cell table:style-name="Table2.A2" office:value-type="string">
            <text:p text:style-name="P8">Fine fase HO, fine fase Sw</text:p>
          </table:table-cell>
          <table:table-cell table:style-name="Table2.C2" office:value-type="string">
            <text:p text:style-name="P8">Fase Stance</text:p>
          </table:table-cell>
        </table:table-row>
      </table:table>
      <text:p text:style-name="P4"><text:span text:style-name="T6"/></text:p>
      <text:p text:style-name="P4"><draw:frame draw:style-name="fr2" draw:name="graphics3" text:anchor-type="paragraph" svg:width="16.424cm" svg:height="11.927cm" draw:z-index="2"><draw:image xlink:href="Pictures/2000000700003D3C00002E32C962E67B.svm" xlink:type="simple" xlink:show="embed" xlink:actuate="onLoad"/></draw:frame><text:soft-page-break/><text:span text:style-name="T6"/></text:p>
      <text:p text:style-name="P4"><text:span text:style-name="T6"/></text:p>
      <text:p text:style-name="P4"><text:span text:style-name="T6"/></text:p>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Condition</text:p>
          </table:table-cell>
        </table:table-row>
        <table:table-row>
          <table:table-cell table:style-name="Table3.A2" office:value-type="string">
            <text:p text:style-name="Table_20_Contents">T1</text:p>
          </table:table-cell>
          <table:table-cell table:style-name="Table3.B2" office:value-type="string">
            <text:p text:style-name="P6"><text:span text:style-name="T1"/></text:p>
          </table:table-cell>
        </table:table-row>
        <table:table-row>
          <table:table-cell table:style-name="Table3.A2" office:value-type="string">
            <text:p text:style-name="Table_20_Contents">T2</text:p>
          </table:table-cell>
          <table:table-cell table:style-name="Table3.B2" office:value-type="string">
            <text:p text:style-name="P7"/>
          </table:table-cell>
        </table:table-row>
        <table:table-row>
          <table:table-cell table:style-name="Table3.A2" office:value-type="string">
            <text:p text:style-name="Table_20_Contents">T3</text:p>
          </table:table-cell>
          <table:table-cell table:style-name="Table3.B2" office:value-type="string">
            <text:p text:style-name="Table_20_Contents"/>
          </table:table-cell>
        </table:table-row>
        <table:table-row>
          <table:table-cell table:style-name="Table3.A2" office:value-type="string">
            <text:p text:style-name="Table_20_Contents">T4</text:p>
          </table:table-cell>
          <table:table-cell table:style-name="Table3.B2" office:value-type="string">
            <text:p text:style-name="Table_20_Contents"/>
          </table:table-cell>
        </table:table-row>
        <table:table-row>
          <table:table-cell table:style-name="Table3.A2" office:value-type="string">
            <text:p text:style-name="Table_20_Contents">T5</text:p>
          </table:table-cell>
          <table:table-cell table:style-name="Table3.B2" office:value-type="string">
            <text:p text:style-name="Table_20_Contents"/>
          </table:table-cell>
        </table:table-row>
        <table:table-row>
          <table:table-cell table:style-name="Table3.A2" office:value-type="string">
            <text:p text:style-name="Table_20_Contents">T6</text:p>
          </table:table-cell>
          <table:table-cell table:style-name="Table3.B2" office:value-type="string">
            <text:p text:style-name="Table_20_Contents"/>
          </table:table-cell>
        </table:table-row>
        <table:table-row>
          <table:table-cell table:style-name="Table3.A2" office:value-type="string">
            <text:p text:style-name="Table_20_Contents">T7</text:p>
          </table:table-cell>
          <table:table-cell table:style-name="Table3.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Symbol,Italic" svg:font-family="'Symbol,Italic'"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3M8S</meta:editing-duration>
    <meta:editing-cycles>3</meta:editing-cycles>
    <meta:generator>OpenOffice.org/3.3$Win32 OpenOffice.org_project/330m20$Build-9567</meta:generator>
    <dc:date>2012-01-22T00:14:22.26</dc:date>
    <meta:document-statistic meta:table-count="3" meta:image-count="3" meta:object-count="0" meta:page-count="3" meta:paragraph-count="55" meta:word-count="419" meta:character-count="2651"/>
    <dc:creator>Bilbo Baggins</dc:creator>
    <meta:user-defined meta:name="Info 1"/>
    <meta:user-defined meta:name="Info 2"/>
    <meta:user-defined meta:name="Info 3"/>
    <meta:user-defined meta:name="Info 4"/>
  </office:meta>
</office:document-meta>
</file>